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29.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element1_id</text:p>
          </table:table-cell>
          <table:table-cell table:style-name="Default" office:value-type="string" calcext:value-type="string">
            <text:p>element2_id</text:p>
          </table:table-cell>
          <table:table-cell table:style-name="ce6" office:value-type="string" calcext:value-type="string">
            <text:p>interaction_level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nimals supply carbon dioxide and methane to the compost (in a closed system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animal shelter provides heat to the greenhous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nimals supply carbon dioxide and methane to the greenhouse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animal shelter provides manure to the greenhouse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romatic plants are used on a daily basis for cooking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barn can be used to store animal resources away from the rain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Bees gather flowers from the meadow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During the summer, bees take an hour a week to care for them and harvest their honey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he bees pollinate the plants in the vegetable garden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Buildings provide shadow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9" calcext:value-type="float">
            <text:p>3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Buildings block the wind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he road provides motorised access to the terrain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composting toilet can provide compost to the flowers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68" calcext:value-type="float">
            <text:p>68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a route fournit un accès au terrain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composting toilet provides compost to the forest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composting toilet provides compost to the hedgerows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feed forest provides food and shelter to the poultry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rees provide shadow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8" calcext:value-type="float">
            <text:p>38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wild corridor provides biodiversity to the vegetable garden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flower meadow attracts pollinating insects, which will also pollinate the orchard and increase fruit production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78" calcext:value-type="float">
            <text:p>78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 couloir sauvage fournit de la biodiversité au potager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he flower meadow provides a refuge for many beneficial insects in the vegetable garden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he flower meadow attracts pollinating insects, which will also pollinate the vegetable garden and increase fruit production.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n elevated forest helps reduce runoff and erosion caused by rain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rees provide shadow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forest hides the unwanted view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rees reduce strength of the wind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garden is a place of relaxation close to the home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greenhouse provides heat to the animal shelter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greenhouse requires sun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he path provides access to the greenhouse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e sentier fournit un accès à la serre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Hedgehogs are nocturnal animals that are very fond of slugs, which can be found in the vegetable garden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hedgerow shelters and feeds the wild fauna of the fores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 hedgerow can provide berries: blackcurrants, raspberries, currants, blackberries, etc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hedgerow shelters and feeds wildlife and creates a favorable transition to the orchard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he hedgerow provides shadow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he hedgerow helps regulate temperature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he hedgerow promotes biodiversity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39" calcext:value-type="float">
            <text:p>39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he hedgerow reduces wind strength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Chickens protect the bees from the Asian hornet, which attacks them at the exit of the beehive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0" calcext:value-type="float">
            <text:p>10</text:p>
          </table:table-cell>
          <table:table-cell table:style-name="ce2" office:value-type="float" office:value="-9" calcext:value-type="float">
            <text:p>-9</text:p>
          </table:table-cell>
          <table:table-cell office:value-type="string" calcext:value-type="string">
            <text:p>Charred chicken smells worse than roast chicken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he henhouse provides eggs and requires regular care for food and water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he henhouse requires regular care for food and water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he henhouse manure needs to be taken care of every two or three weeks maximum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chickens fertilize the land and make it ready for cultivation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chickens can kill the pests of the vegetable garden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39" calcext:value-type="float">
            <text:p>39</text:p>
          </table:table-cell>
          <table:table-cell table:style-name="ce2" office:value-type="float" office:value="-5" calcext:value-type="float">
            <text:p>-5</text:p>
          </table:table-cell>
          <table:table-cell office:value-type="string" calcext:value-type="string">
            <text:p>The henhouse should be protected from the wind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 mid-height housing provides a nice view without dominating the terrain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Medicinal plants are used among other things as essential remedies and tonics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orchard and the forest share their biodiversity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greenhouse can be used to grow plants for the vegetable garden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orchard provides shadow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he path provides access to the animal shelter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he path provides access to the composting toilet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he path provides access to the orchard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he path provides access to the vegetable garden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37" calcext:value-type="float">
            <text:p>37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he path provides access to the water point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he path provides access to the workshop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The phytopurification system cleans gray water from the housing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he purified water feeds the water point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10" calcext:value-type="float">
            <text:p>10</text:p>
          </table:table-cell>
          <table:table-cell table:style-name="ce2" office:value-type="float" office:value="-9" calcext:value-type="float">
            <text:p>-9</text:p>
          </table:table-cell>
          <table:table-cell office:value-type="string" calcext:value-type="string">
            <text:p>Pine trees burn very easily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a serre peut être utilisée pour faire pousser des plantes pour le jardin potager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ine trees provide shadow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39" calcext:value-type="float">
            <text:p>3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ine trees provide a strong protection against wind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he road provides motorised access to the barn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road is used as a firebreak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he road provides motorised access to the housing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toring tools near the orchard limits their need for transportation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toring tools near the vegetable garden limits their need for transportation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he path provides access to the housing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vegetable garden provides organic matter to compost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lants need sun to grow.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9" calcext:value-type="float">
            <text:p>39</text:p>
          </table:table-cell>
          <table:table-cell table:style-name="ce2" office:value-type="float" office:value="-9" calcext:value-type="float">
            <text:p>-9</text:p>
          </table:table-cell>
          <table:table-cell office:value-type="string" calcext:value-type="string">
            <text:p>Sheltering the vegetable garden from the wind limits evaporation in the summer and increases its temperature in the winter.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e sentier fournit un accès à l’habitation.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water points serve as protection against possible fires, and provide water for extinguishing them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An elevated water point makes it possible to store the water that flows from the heights, and to easily use it using gravity.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 Water point at the bottom of the land collects all the water flowing on it.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A Water point located at mid-height collects a large amount of water and can be used by gravity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Water points absorb heat and reflect light.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water point can be used to wash tools.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frogs, toads and salamanders that settle in the water point feed among other things on slugs from the vegetable garden.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 water point brings biodiversity close to the crops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wild corridor and the forest share their biodiversity.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wild corridor provides biodiversity close to the house.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workshop provides sawdust to the composting toilet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hérissons sont des animaux nocturnes très friands des limaces, que l’on trouve au potager.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47" calcext:value-type="float">
            <text:p>47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animaux fournissent du dioxyde de carbone et du méthane au compost (en système clos)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]+1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54" calcext:value-type="float">
            <text:p>5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’abri animal fournit de la chaleur à la serre.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5]+1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54" calcext:value-type="float">
            <text:p>5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animaux fournissent du dioxyde de carbone et du méthane à la serre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6]+1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54" calcext:value-type="float">
            <text:p>5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’abri animal fournit du fumier à la serre.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7]+1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48" calcext:value-type="float">
            <text:p>48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’atelier fournit de la sciure pour les toilettes sèches.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8]+1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69" calcext:value-type="float">
            <text:p>6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bâtiments fournissent de l’ombre.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]+1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79" calcext:value-type="float">
            <text:p>7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bâtiments protègent du vent.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]+1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50" calcext:value-type="float">
            <text:p>5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a route sert de coupe-feu.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1]+1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43" calcext:value-type="float">
            <text:p>43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a route fournit un accès à la grange.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2]+1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a route fournit un accès à l’habitation.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3]+1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41" calcext:value-type="float">
            <text:p>41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e sentier fournit un accès à l’abri animal.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4]+1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e sentier fournit un accès à l’atelier.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5]+1"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77" calcext:value-type="float">
            <text:p>77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e sentier fournit un accès au point d’eau.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6]+1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e sentier fournit un accès au potager.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7]+1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48" calcext:value-type="float">
            <text:p>48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e sentier fournit un accès aux toilettes sèches.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8]+1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64" calcext:value-type="float">
            <text:p>64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e sentier fournit un accès au verger.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9]+1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52" calcext:value-type="float">
            <text:p>52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 couloir sauvage et la forêt s’échangent leur biodiversité.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20]+1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 couloir sauvage fournit de la biodiversité jusqu’à l’habitation.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21]+1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58" calcext:value-type="float">
            <text:p>58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Une forêt située en hauteur permet de réduire l’écoulement et l’érosion provoqués par la pluie.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69" calcext:value-type="float">
            <text:p>6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arbres fournissent de l’ombre.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24]+1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79" calcext:value-type="float">
            <text:p>79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es arbres protègent du vent.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25]+1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74" calcext:value-type="float">
            <text:p>7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a forêt cache des éléments indésirables à l’oeil.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26]+1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69" calcext:value-type="float">
            <text:p>6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arbres fournissent de l’ombre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27]+1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59" calcext:value-type="float">
            <text:p>5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a forêt nourricière sert de garde-manger et d’abri pour la volaille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28]+1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41" calcext:value-type="float">
            <text:p>41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a grange permet de stocker les denrées animales au sec.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29]+1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63" calcext:value-type="float">
            <text:p>63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Une habitation à mi-hauteur fournit une belle vue sur le terrain sans être prédominante.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30]+1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52" calcext:value-type="float">
            <text:p>52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a haie abrite et nourrit la faune sauvage de la forêt.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31]+1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Une haie peut fournir de petits fruits : cassis, framboises, groseilles, mûres, …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32]+1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69" calcext:value-type="float">
            <text:p>69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a haie fournit de l’ombre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33]+1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a haie aide à réguler les températures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34]+1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a haie favorise la biodiversité.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35]+1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79" calcext:value-type="float">
            <text:p>79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a haie protège du vent.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36]+1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64" calcext:value-type="float">
            <text:p>6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a haie abrite et nourrit la faune sauvage et crée une transition favorable vers le verger.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37]+1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 jardin est un lieu de détente proche de l’habitation.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40]+1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Le système de phytoépuration nettoie les eaux grises de l’habitation.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41]+1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L’eau épurée alimente le point d’eau.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42]+1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50" calcext:value-type="float">
            <text:p>50</text:p>
          </table:table-cell>
          <table:table-cell table:style-name="ce2" office:value-type="float" office:value="-9" calcext:value-type="float">
            <text:p>-9</text:p>
          </table:table-cell>
          <table:table-cell office:value-type="string" calcext:value-type="string">
            <text:p>Les pins brûlent très facilement.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44]+1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69" calcext:value-type="float">
            <text:p>6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pins fournissent de l’ombre.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45]+1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79" calcext:value-type="float">
            <text:p>7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pins forment des brise-vent résistants.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46]+1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plantes aromatiques sont utilisées de façon quotidienne pour la cuisine.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48]+1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plantes médicinales servent entre autres de remèdes de première nécessité et de toniques.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49]+1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61" calcext:value-type="float">
            <text:p>61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Un point d’eau en bas du terrain permet de collecter toutes les eaux s’écoulant sur celui-ci.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50]+1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50" calcext:value-type="float">
            <text:p>5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points d’eau servent de rempart face à d’éventuels incendies, et fournissent de l’eau pour l’extinction du feu.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53]+1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grenouilles, crapauds et salamandres qui s’établissent dans le point d’eau se nourrissent entre autres des limaces du potager.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55]+1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Un point d’eau apporte de la biodiversité à proximité des cultures.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56]+1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72" calcext:value-type="float">
            <text:p>72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 point d’eau peut être utilisé pour y laver les outils.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57]+1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70" calcext:value-type="float">
            <text:p>7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points d’eau absorbent la chaleur et reflètent la lumière.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58]+1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47" calcext:value-type="float">
            <text:p>47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 potager fournit de la matière organique à composter.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59]+1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70" calcext:value-type="float">
            <text:p>7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plantes ont besoin de soleil pour pousser.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60]+1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79" calcext:value-type="float">
            <text:p>79</text:p>
          </table:table-cell>
          <table:table-cell table:style-name="ce2" office:value-type="float" office:value="-9" calcext:value-type="float">
            <text:p>-9</text:p>
          </table:table-cell>
          <table:table-cell office:value-type="string" calcext:value-type="string">
            <text:p>Abriter le potager du vent limite l’évaporation en été, et augmente sa température en hiver.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61]+1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50" calcext:value-type="float">
            <text:p>50</text:p>
          </table:table-cell>
          <table:table-cell table:style-name="ce2" office:value-type="float" office:value="-9" calcext:value-type="float">
            <text:p>-9</text:p>
          </table:table-cell>
          <table:table-cell office:value-type="string" calcext:value-type="string">
            <text:p>Le poulet carbonisé sent moins bon que le poulet rôti.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62]+1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e poulailler fournit des œufs et demande une visite régulière pour traiter l’eau et la nourriture.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63]+1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Le poulailler demande une visite régulière pour traiter la nourriture des animaux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64]+1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Le fumier du poulailler doit être traité toutes les deux à trois semaines maximum.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65]+1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poules fertilisent le terrain et le rendent prêt à être cultivé.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66]+1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poules peuvent éliminer les ravageurs du potager.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67]+1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44" calcext:value-type="float">
            <text:p>4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poules protègent les abeilles du frelon asiatique, qui les guette en vol stationnaire à la sortie de la ruche.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68]+1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79" calcext:value-type="float">
            <text:p>79</text:p>
          </table:table-cell>
          <table:table-cell table:style-name="ce2" office:value-type="float" office:value="-5" calcext:value-type="float">
            <text:p>-5</text:p>
          </table:table-cell>
          <table:table-cell office:value-type="string" calcext:value-type="string">
            <text:p>Le poulailler devrait être protégé du vent.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71]+1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a prairie fleurie fournit un refuge pour de nombreux insectes bénéfiques au jardin potager.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72]+1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a prairie fleurie attire les insecte pollinisateurs, qui vont également polliniser le potager et augmenter la production de fruits.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73]+1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64" calcext:value-type="float">
            <text:p>6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a prairie fleurie attire les insecte pollinisateurs, qui vont également polliniser le verger et augmenter la production de fruits.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74]+1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tocker les outils près du potager limite leur besoin de transport.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75]+1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64" calcext:value-type="float">
            <text:p>64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tocker les outils près du verger limite leur besoin de transport.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76]+1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En été, les abeilles demandent une heure par semaine pour s’occuper d’elles et récolter leur miel.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77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es abeilles pollinisent les plantes présentes dans le potager.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78]+1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51" calcext:value-type="float">
            <text:p>51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abeilles butinent gaiement dans la prairie fleurie.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79]+1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41" calcext:value-type="float">
            <text:p>41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a serre fournit de la chaleur à l’abri animal.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80]+1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70" calcext:value-type="float">
            <text:p>70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a serre a besoin de soleil pour être efficace.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83]+1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2" calcext:value-type="float">
            <text:p>52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toilettes sèches fournissent du compost aux arbres.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84]+1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7" calcext:value-type="float">
            <text:p>57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toilettes sèches fournissent du compost à la haie.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85]+1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1" calcext:value-type="float">
            <text:p>51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s toilettes sèches fournissent du compost aux fleurs de la prairie.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88]+1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52" calcext:value-type="float">
            <text:p>52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 verger et la forêt s’échangent leur biodiversité.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90]+1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69" calcext:value-type="float">
            <text:p>6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 verger fournit de l’ombre.</text:p>
          </table:table-cell>
        </table:table-row>
        <table:table-row table:style-name="ro1" table:number-rows-repeated="104839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1:Feuille1.F17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5:33.633704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09:27:23.418752070</meta:creation-date>
    <meta:generator>LibreOffice/6.4.7.2$Linux_X86_64 LibreOffice_project/40$Build-2</meta:generator>
    <dc:date>2022-04-08T11:59:18.260693801</dc:date>
    <meta:editing-duration>P2DT9H3M28S</meta:editing-duration>
    <meta:editing-cycles>73</meta:editing-cycles>
    <meta:document-statistic meta:table-count="1" meta:cell-count="966" meta:object-count="0"/>
  </office:meta>
</office:document-meta>
</file>